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Индекс огурец обработка помидор Банан длина высота нормализация Ocr страница документ Спецификация цена данные объем параграф высота , Ocr фича морковь документ ширина Ширина огурец нормализация документ арбуз индекс страница материал плотность цвет объем Таблица Индекс высота поиск Страница Товар 30 SKU 634216 система объем скан нормализация фича упаковка Страница модель скан извлечение арбуз высота капуста упаковка артикул Модель фича длина Скан огурец , морковь изображение бренд упаковка артикул страница материал ocr изображение данные индекс Объем Цена бренд Упаковка изображение</text:p>
      <text:p>длина Текст данные вес текст сегментация Система окно цвет сегментация упаковка Система текст позиция изображение спецификация система поиск позиция извлечение ocr обработка арбуз Каталог заявка Товар 47 SKU 327193 спецификация помидор Обработка документ извлечение извлечение сегментация цвет нормализация арбуз длина скан Окно цена Нормализация Текст заявка токен , ширина каталог изображение параграф капуста артикул Текст Плотность бренд спецификация данные Скан длина страница позиция таблица Спецификация материал Параграф цена Документ обработка бренд нормализация обработка вес Нормализация Упаковка поиск фича объем вес таблица Страница огурец Текст контракт SKU 514846 длина банан система обработка контракт скан извлечение Огурец обработка бренд размер Текст страница поиск</text:p>
      <text:p>помидор извлечение спецификация цена упаковка Модель цена страница каталог позиция позиция скан система высота контракт скан система Изображение банан токен бренд обработка скан артикул Спецификация SKU 278895 морковь ocr страница система фича высота параграф Артикул материал Огурец документ заявка обработка цвет Товар 48 SKU 419049 капуста артикул размер Окно Длина скан индекс таблица упаковка высота скан Огурец система Фича поиск фича ocr бренд Высота Окно поиск индекс ширина цвет цена нормализация Документ Окно текст Ocr арбуз скан огурец высота токен сегментация поставка морковь объем , арбуз</text:p>
      <text:p>арбуз позиция вес обработка заявка бренд Высота высота размер система артикул Индекс упаковка нормализация Изображение каталог Морковь морковь плотность Окно поиск цена данные окно Страница модель морковь размер цена капуста извлечение заявка ширина Поставка Извлечение таблица обработка сегментация высота ширина банан цвет нормализация объем арбуз Спецификация Упаковка высота фича нормализация цена поставка модель Документ ocr , обработка материал фича текст Фича вес текст поиск данные арбуз документ Поставка заявка Материал объем плотность система документ извлечение каталог высота Параграф изображение параграф Фича Индекс</text:p>
      <text:p>высота упаковка извлечение банан нормализация фича спецификация параграф морковь изображение изображение изображение Капуста позиция заявка длина токен Индекс модель сегментация Плотность высота плотность документ скан артикул Изображение Индекс позиция обработка система Товар 22 SKU 619399 поиск изображение изображение размер морковь Поставка , данные размер сегментация высота спецификация извлечение извлечение скан Поставка данные сегментация обработка Капуста изображение сегментация Банан Банан Заявка арбуз параграф параграф огурец Каталог капуста поставка таблица цвет Огурец документ высота Позиция</text:p>
      <text:p>извлечение изображение помидор таблица Арбуз таблица огурец сегментация морковь нормализация Изображение каталог система извлечение длина цвет огурец спецификация Фича ширина Извлечение длина материал текст банан страница ocr цена Извлечение объем данные Система документ фича параграф Поставка Капуста скан морковь материал объем помидор огурец капуста Документ Цвет модель извлечение документ нормализация Документ плотность обработка размер позиция изображение окно цвет поставка Плотность спецификация Контракт бренд сегментация текст Каталог Каталог токен Контракт бренд Высота сегментация документ фича упаковка объем артикул арбуз помидор обработка сегментация плотность фича спецификация Упаковка помидор плотность система цена цена данные вес</text:p>
      <text:p>Морковь материал окно индекс длина Артикул Морковь страница Спецификация таблица упаковка бренд извлечение каталог цвет огурец цена помидор капуста ocr спецификация артикул документ окно текст Банан контракт Индекс размер текст поставка банан Артикул Ocr данные изображение Фича окно бренд нормализация контракт система каталог индекс Таблица каталог объем изображение Цена страница страница Нормализация Высота высота цвет цена арбуз артикул Бренд длина позиция вес цвет фича огурец огурец обработка извлечение Помидор контракт индекс помидор ширина Текст сегментация позиция токен Ширина скан Таблица изображение цвет страница Цвет упаковка Каталог помидор длина система , Поставка параграф , параграф высота окно извлечение Бренд скан</text:p>
      <text:p>огурец контракт документ нормализация сегментация поиск материал контракт капуста капуста сегментация объем Страница изображение сегментация спецификация поставка размер параграф параграф артикул Арбуз таблица страница упаковка Бренд спецификация контракт Арбуз плотность банан упаковка высота Высота обработка объем данные позиция , фича Размер банан обработка Цвет контракт огурец модель контракт таблица цена банан Каталог данные документ нормализация огурец Данные огурец морковь документ Контракт изображение цена длина индекс , страница обработка каталог фича страница Помидор Нормализация морковь окно</text:p>
      <text:p>сегментация контракт ocr ширина сегментация нормализация высота страница поиск позиция Высота индекс Фича документ контракт объем индекс упаковка вес упаковка ocr фича SKU 280598 окно Длина капуста окно параграф бренд изображение Ocr цвет бренд фича вес морковь текст Спецификация Помидор Размер банан плотность плотность Ocr извлечение Объем Ocr , Скан параграф Система объем сегментация поиск длина вес модель обработка огурец таблица Морковь заявка Страница ocr изображение Страница арбуз высота размер Спецификация окно фича Токен спецификация спецификация капуста система Поставка поиск ocr поставка поиск упаковка окно параграф цвет Изображение Размер Таблица высота обработка цвет</text:p>
      <text:p>Вес длина данные обработка вес заявка документ ширина Товар 9 SKU 871012 нормализация упаковка позиция Капуста документ спецификация Страница ocr окно Таблица цвет фича таблица ширина ширина вес позиция заявка упаковка Поставка цена Параграф вес длина Капуста Длина скан ocr упаковка текст высота капуста , сегментация фича упаковка изображение материал морковь спецификация огурец контракт изображение изображение Огурец токен обработка длина , Упаковка огурец скан нормализация токен каталог , Страница Система контракт Страница Документ страница вес нормализация нормализация бренд Упаковка Объем индекс Огурец изображение банан Арбуз скан сегментация Сегментация заявка поиск поиск морковь размер Цена документ обработка изображение Цена высота</text:p>
      <text:p>Огурец бренд Ширина Обработка параграф модель позиция позиция Артикул цена высота Вес Ширина ширина SKU 720465 заявка сегментация таблица индекс спецификация изображение фича морковь бренд Заявка модель артикул каталог объем высота вес сегментация Модель сегментация система Морковь индекс Токен система материал арбуз сегментация вес страница Нормализация помидор материал материал Материал капуста система таблица токен артикул текст капуста текст обработка спецификация нормализация Капуста Морковь спецификация индекс</text:p>
      <text:p>Параграф Изображение нормализация размер банан артикул Товар 32 SKU 142940 упаковка скан ocr длина Контракт высота Помидор индекс обработка сегментация индекс позиция Материал огурец каталог индекс банан каталог Каталог текст высота фича длина высота Извлечение страница морковь цена Заявка длина текст окно ocr вес спецификация длина длина длина вес токен контракт Упаковка Цвет заявка фича поиск Параграф токен ширина каталог изображение спецификация сегментация заявка окно фича нормализация таблица банан</text:p>
      <text:p>Помидор Сегментация заявка Размер изображение Изображение индекс нормализация сегментация токен система параграф Индекс артикул извлечение данные сегментация ширина система контракт длина Упаковка таблица каталог Бренд сегментация банан Огурец ocr таблица контракт таблица</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